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4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4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4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Default" style:data-style-name="N14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Tabela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1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1P0" style:volatile="true">
      <number:text>R$""""""""""""""""""""""""""""""""""""""""""""""""""</number:text>
    </number:number-style>
    <number:number-style style:name="N111">
      <style:text-properties fo:color="#ff0000"/>
      <number:text>(R$""""""""""""""""""""""""""""""""""""""""""""""""""</number:text>
      <style:map style:condition="value()&gt;=0" style:apply-style-name="N111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5P0"/>
    </number:number-style>
    <number:date-style style:name="N116">
      <number:month number:style="long"/>
      <number:text>/</number:text>
      <number:year number:style="long"/>
    </number:date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9">
      <number:day number:style="long"/>
      <number:text>.</number:text>
      <number:month number:style="long"/>
      <number:text>.</number:text>
      <number:year/>
    </number:date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0"/>
      <number:text> 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 </number:text>
      <number:month number:textual="true"/>
      <number:text> </number:text>
      <number:year/>
    </number:date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7">
      <number:text>-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min-integer-digits="1"/>
    </number:number-style>
    <number:number-style style:name="N148P1" style:volatile="true">
      <number:number number:min-integer-digits="1"/>
    </number:number-style>
    <number:number-style style:name="N148">
      <number:text>- DM""""""""""""""""""""""""""""""""""""""""""""""""""</number:text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4">
      <number:month number:textual="true"/>
      <number:text> </number:text>
      <number:year/>
    </number:date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date-style style:name="N158">
      <number:day number:style="long"/>
      <number:text>. </number:text>
      <number:month number:textual="true"/>
    </number:date-style>
    <number:number-style style:name="N16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""""""""""""""""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min-integer-digits="1"/>
    </number:number-style>
    <number:number-style style:name="N162P1" style:volatile="true">
      <number:number number:min-integer-digits="1"/>
    </number:number-style>
    <number:number-style style:name="N16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5:26.411000000">00:00:00</text:time></text:span><text:span text:style-name="MT2"><text:time style:data-style-name="N2" text:time-value="08:45:26.4110000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5:26.4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8-07T08:45:50.567000000</dc:date>
    <dc:language>pt-PT</dc:language>
    <meta:editing-cycles>668</meta:editing-cycles>
    <meta:editing-duration>P1DT10H48M54S</meta:editing-duration>
    <meta:print-date>2022-07-01T10:31:27.249000000</meta:print-date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